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Entry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ntr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ntrySet.SimpleEntrySet( AbstractNamespace 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Entry.SimpleEntr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Iterator.remo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EntrySe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ntry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ntry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